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left" draw:textarea-vertical-align="top" draw:auto-grow-height="false" fo:padding-top="0.2cm" fo:padding-left="0.2cm"/>
    </style:style>
    <style:style style:name="gr2" style:family="graphic" style:parent-style-name="standard" style:list-style-name="L1">
      <style:graphic-properties draw:fill="solid" draw:fill-color="#ff6633" draw:textarea-horizontal-align="left" draw:textarea-vertical-align="top" draw:auto-grow-height="false"/>
    </style:style>
    <style:style style:name="gr3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left" draw:textarea-vertical-align="top" draw:auto-grow-height="false" fo:padding-top="0.2cm" fo:padding-left="0.2cm"/>
    </style:style>
    <style:style style:name="gr5" style:family="graphic" style:parent-style-name="standard">
      <style:graphic-properties draw:fill="solid" draw:fill-color="#ff9966" draw:textarea-horizontal-align="left" draw:textarea-vertical-align="top" draw:auto-grow-height="false" fo:padding-top="0.2cm" fo:padding-left="0.2cm"/>
    </style:style>
    <style:style style:name="gr6" style:family="graphic" style:parent-style-name="standard">
      <style:graphic-properties draw:fill="solid" draw:fill-color="#e6e64c" draw:textarea-horizontal-align="left" draw:textarea-vertical-align="top" draw:auto-grow-height="false" fo:padding-top="0.2cm" fo:padding-left="0.2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ff00" draw:textarea-horizontal-align="justify" draw:textarea-vertical-align="middle" draw:auto-grow-height="false" draw:shadow="hidden"/>
    </style:style>
    <style:style style:name="gr9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svg:stroke-width="0.01cm" svg:stroke-color="#ff0000" draw:marker-start-width="0.32cm" draw:marker-end-width="0.32cm" draw:fill="hatch" draw:fill-color="#99ccff" draw:fill-gradient-name="Gradient_20_1" draw:fill-hatch-name="Hatch_20_46" draw:fill-hatch-solid="false" draw:textarea-horizontal-align="justify" draw:textarea-vertical-align="middle" draw:auto-grow-height="false" fo:padding-top="0.005cm" fo:padding-bottom="0.005cm" fo:padding-left="0.005cm" fo:padding-right="0.005cm"/>
    </style:style>
    <style:style style:name="gr1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94bd5e" draw:textarea-horizontal-align="left" draw:textarea-vertical-align="top" draw:auto-grow-height="false" fo:padding-top="0.2cm" fo:padding-left="0.2cm" draw:shadow="hidden"/>
    </style:style>
    <style:style style:name="gr15" style:family="graphic" style:parent-style-name="standard">
      <style:graphic-properties draw:textarea-horizontal-align="justify" draw:textarea-vertical-align="bottom" draw:auto-grow-height="false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standard">
      <style:graphic-properties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7da647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.2cm" fo:margin-bottom="0.2cm" fo:line-height="100%" fo:text-align="start" fo:text-indent="0cm"/>
      <style:text-properties fo:font-size="18pt"/>
    </style:style>
    <style:style style:name="P3" style:family="paragraph">
      <style:paragraph-properties fo:margin-left="0cm" fo:margin-right="0cm" fo:margin-top="0.2cm" fo:margin-bottom="0.2cm" fo:line-height="100%" fo:text-align="start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margin-left="0cm" fo:margin-right="0cm" fo:margin-top="0.1cm" fo:margin-bottom="0.1cm" fo:line-height="100%" fo:text-align="start" fo:text-indent="0cm"/>
      <style:text-properties fo:font-size="18pt"/>
    </style:style>
    <style:style style:name="P6" style:family="paragraph">
      <style:paragraph-properties fo:margin-left="0cm" fo:margin-right="0cm" fo:margin-top="0.2cm" fo:margin-bottom="0.2cm" fo:line-height="100%" fo:text-align="center" fo:text-indent="0cm"/>
      <style:text-properties fo:font-size="18pt"/>
    </style:style>
    <style:style style:name="P7" style:family="paragraph">
      <style:text-properties fo:font-size="20pt"/>
    </style:style>
    <style:style style:name="P8" style:family="paragraph">
      <style:text-properties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use-window-font-color="true" style:text-outline="false" style:text-line-through-style="none" fo:font-family="'Liberation Sans'" style:font-family-generic="roman" style:font-pitch="variable" fo:font-size="16pt" fo:font-style="normal" fo:text-shadow="none" style:text-underline-style="none" fo:font-weight="normal" style:letter-kerning="true" style:font-family-asian="'DejaVu Sans'" style:font-family-generic-asian="system" style:font-pitch-asian="variable" style:font-size-asian="16pt" style:font-style-asian="normal" style:font-weight-asian="normal" style:font-family-complex="'DejaVu San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23.81cm" svg:height="26.048cm" svg:x="1.5cm" svg:y="2.664cm">
          <text:p text:style-name="P1">OS Debian GNU/Linu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7.088cm" svg:height="6cm" svg:x="17.754cm" svg:y="5.578cm">
          <text:p text:style-name="P2"><text:span text:style-name="T1">Ap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0.881cm" svg:height="3.422cm" svg:x="2.5cm" svg:y="5.932cm">
          <text:p text:style-name="P4">Mysq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4.198cm" svg:height="14cm" svg:x="10.556cm" svg:y="14.212cm">
          <text:p text:style-name="P1">NodeJS</text:p>
          <text:p text:style-name="P1"><text:span text:style-name="T2">(Javascript v8 lib)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3.198cm" svg:height="11.712cm" svg:x="11.056cm" svg:y="16cm">
          <text:p text:style-name="P5"><text:span text:style-name="T1">Forever</text:span></text:p>
          <text:list text:style-name="L1">
            <text:list-item>
              <text:p text:style-name="P5"><text:span text:style-name="T3">Automatically Restarting on crash</text:span></text:p>
            </text:list-item>
            <text:list-item>
              <text:p text:style-name="P5"><text:span text:style-name="T3">Demonizer</text:span></text:p>
            </text:list-item>
            <text:list-item>
              <text:p text:style-name="P5"><text:span text:style-name="T3">Processes Logs</text:span></text:p>
            </text:list-item>
          </text:list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12.198cm" svg:height="7.712cm" svg:x="11.556cm" svg:y="19.5cm">
          <text:p text:style-name="P5"><text:span text:style-name="T1">GPS Data Server</text:span></text:p>
          <text:list text:style-name="L1">
            <text:list-item>
              <text:p text:style-name="P5"><text:span text:style-name="T3">Keep TCP Connection Open</text:span></text:p>
            </text:list-item>
            <text:list-item>
              <text:p text:style-name="P5"><text:span text:style-name="T3">Authentication</text:span></text:p>
            </text:list-item>
            <text:list-item>
              <text:p text:style-name="P5"><text:span text:style-name="T3">Device Filtering</text:span></text:p>
            </text:list-item>
            <text:list-item>
              <text:p text:style-name="P5"><text:span text:style-name="T3">Packets Buffering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8.912cm" svg:height="3.26cm" svg:x="24.342cm" svg:y="5.318cm">
          <text:p text:style-name="P4">HTTP POST</text:p>
          <text:p text:style-name="P4">Port: 80<text:line-break/>Host: <text:span text:style-name="T4">agrisystema.com</text:span></text:p>
          <draw:enhanced-geometry svg:viewBox="0 0 21600 21600" draw:mirror-horizontal="false" draw:mirror-vertical="false" draw:text-areas="?f5 ?f1 ?f6 ?f3" draw:type="left-right-arrow" draw:modifiers="4566.2100456621 2954.185832566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6" draw:layer="layout" svg:width="9.3cm" svg:height="7.5cm" svg:x="23.754cm" svg:y="18.2cm">
          <text:p text:style-name="P6"><text:span text:style-name="T1">Pseudo HTTP</text:span></text:p>
          <text:p text:style-name="P6"><text:span text:style-name="T1">HTTP Auth Basic</text:span></text:p>
          <text:p text:style-name="P6"><text:span text:style-name="T1">Data Streaming over TCP</text:span></text:p>
          <draw:enhanced-geometry svg:viewBox="0 0 21600 21600" draw:mirror-horizontal="false" draw:mirror-vertical="false" draw:text-areas="?f5 ?f1 ?f6 ?f3" draw:type="left-right-arrow" draw:modifiers="5330.71154807532 3810.2253452871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4" draw:layer="layout" svg:width="4.5cm" svg:height="3.5cm" svg:x="33.31cm" svg:y="4.578cm">
          <text:p text:style-name="P4">Device</text:p>
          <text:p text:style-name="P4">Old Protoco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4.5cm" svg:height="3.5cm" svg:x="33.254cm" svg:y="9.078cm">
          <text:p text:style-name="P4">Brows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8.912cm" svg:height="3.26cm" svg:x="24.342cm" svg:y="8.863cm">
          <text:p text:style-name="P4">HTTP GET</text:p>
          <text:p text:style-name="P4"><text:span text:style-name="T4">Port: 80</text:span><text:line-break/>Host: <text:span text:style-name="T4">agrisystema.com</text:span></text:p>
          <draw:enhanced-geometry svg:viewBox="0 0 21600 21600" draw:mirror-horizontal="false" draw:mirror-vertical="false" draw:text-areas="?f5 ?f1 ?f6 ?f3" draw:type="left-right-arrow" draw:modifiers="4566.2100456621 2954.185832566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4" draw:layer="layout" svg:width="4cm" svg:height="3.29cm" svg:x="19.554cm" svg:y="11.5cm">
          <text:p text:style-name="P4">HTTP </text:p>
          <text:p text:style-name="P4">POST</text:p>
          <draw:enhanced-geometry svg:viewBox="0 0 21600 21600" draw:mirror-horizontal="false" draw:mirror-vertical="false" draw:text-areas="?f0 ?f8 ?f2 ?f9" draw:type="up-down-arrow" draw:modifiers="3249.98750312422 6099.93738259236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1" draw:text-style-name="P8" draw:layer="layout" svg:width="7.173cm" svg:height="0.788cm" svg:x="1.294cm" svg:y="1cm">
          <draw:text-box>
            <text:p text:style-name="P7"><text:span text:style-name="T5">GPS Data Server v1.0</text:span></text:p>
          </draw:text-box>
        </draw:frame>
        <draw:custom-shape draw:style-name="gr12" draw:text-style-name="P9" draw:layer="layout" svg:width="5cm" svg:height="4cm" svg:x="19.054cm" svg:y="1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5cm" svg:height="2.6cm" svg:x="33.054cm" svg:y="17.5cm">
          <text:p text:style-name="P4">Device</text:p>
          <text:p text:style-name="P4">New Protoco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4.5cm" svg:height="2.6cm" svg:x="33.054cm" svg:y="20.5cm">
          <text:p text:style-name="P4">Device</text:p>
          <text:p text:style-name="P4">New Protoco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4.5cm" svg:height="2.6cm" svg:x="33.054cm" svg:y="23.6cm">
          <text:p text:style-name="P4">Device</text:p>
          <text:p text:style-name="P4">New Protoco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5.5cm" svg:height="3.5cm" svg:x="17.556cm" svg:y="23cm">
          <text:p text:style-name="P1">Logging module</text:p>
          <text:list text:style-name="L1">
            <text:list-item>
              <text:p text:style-name="P1">Auth Requests</text:p>
            </text:list-item>
            <text:list-item>
              <text:p text:style-name="P1">Packets lengths</text:p>
            </text:list-item>
            <text:list-item>
              <text:p text:style-name="P1">Server status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6.336cm" svg:height="5cm" svg:x="2.164cm" svg:y="23cm">
          <text:p text:style-name="P4">(PHP CLI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draw:layer="layout" svg:width="14.5cm" svg:height="9cm" svg:x="24.054cm" svg:y="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6cm" svg:height="4.5cm" svg:x="18.054cm" svg:y="6.578cm">
          <text:p text:style-name="P9">Cakephp App<text:line-break/>(PHP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9" draw:layer="layout" svg:width="5.549cm" svg:height="1.5cm" svg:x="12.97cm" svg:y="6.915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4" draw:layer="layout" svg:width="4.353cm" svg:height="2.5cm" svg:x="12.173cm" svg:y="24cm">
          <text:p text:style-name="P4">CLI modu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9" draw:layer="layout" svg:width="4.622cm" svg:height="2cm" svg:x="8cm" svg:y="24.215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9" draw:layer="layout" svg:width="2.5cm" svg:height="14.5cm" svg:x="4.116cm" svg:y="9cm">
          <text:p/>
          <draw:enhanced-geometry svg:viewBox="0 0 21600 21600" draw:mirror-horizontal="false" draw:mirror-vertical="false" draw:text-areas="?f0 ?f8 ?f2 ?f9" draw:type="up-down-arrow" draw:modifiers="5052.37904838065 2330.88552915767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4" draw:layer="layout" svg:width="4.5cm" svg:height="2.5cm" svg:x="3.164cm" svg:y="24cm">
          <text:p text:style-name="P4">Parser</text:p>
          <text:p text:style-name="P4">NMEA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ff0000" draw:distance="0.51cm" draw:rotation="450"/>
    <draw:hatch draw:name="Hatch_20_47" draw:display-name="Hatch 47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4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7" draw:fill-image-name="Bitmape_20_1" draw:textarea-horizontal-align="justify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zakis </meta:initial-creator>
    <meta:creation-date>2013-07-23T17:21:25</meta:creation-date>
    <dc:date>2014-05-29T20:39:03</dc:date>
    <dc:creator>zakis </dc:creator>
    <meta:editing-duration>PT01H30M06S</meta:editing-duration>
    <meta:editing-cycles>36</meta:editing-cycles>
    <meta:generator>OpenOffice.org/3.2$Unix OpenOffice.org_project/320m19$Build-9505</meta:generator>
    <meta:document-statistic meta:object-count="26"/>
  </office:meta>
</office:document-meta>
</file>